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officeooo:rsid="00126545" officeooo:paragraph-rsid="00126545" style:font-size-asian="14pt" style:font-size-complex="14pt"/>
    </style:style>
    <style:style style:name="P2" style:family="paragraph" style:parent-style-name="Standard">
      <style:text-properties style:font-name="Calibri" fo:font-size="14pt" officeooo:rsid="00168b65" officeooo:paragraph-rsid="00168b65" style:font-size-asian="14pt" style:font-size-complex="14pt"/>
    </style:style>
    <style:style style:name="T1" style:family="text">
      <style:text-properties officeooo:rsid="0015c0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directory <text:span text:style-name="T1">is a compilation of all the ongoing and completed Machine learning models on structured data.</text:span></text:p>
      <text:p text:style-name="P1"/>
      <text:p text:style-name="P2">Libraries used- Scikit-Learn, numpy, pandas, matplotlib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999999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999999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6:16:52.670364002</meta:creation-date>
    <dc:date>2021-03-11T22:17:49.200003120</dc:date>
    <meta:editing-duration>PT10M13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2" meta:word-count="23" meta:character-count="163" meta:non-whitespace-character-count="142"/>
  </office:meta>
</office:document-meta>
</file>